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5551in" svg:height="3.5453in" svg:x="3.5449in" svg:y="0.2091in">
            <draw:object draw:notify-on-update-of-ranges="Sheet1.B1:Sheet1.B1 Sheet1.B2:Sheet1.B19 Sheet1.C1:Sheet1.C1 Sheet1.C2:Sheet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rallelism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7591" calcext:value-type="float">
            <text:p>7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UMing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00:03:15.863432874</meta:creation-date>
    <dc:date>2020-08-09T00:21:26.312125173</dc:date>
    <meta:editing-duration>PT8M</meta:editing-duration>
    <meta:editing-cycles>2</meta:editing-cycles>
    <meta:generator>LibreOffice/6.4.4.2$Linux_X86_64 LibreOffice_project/40$Build-2</meta:generator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1cm" svg:height="9.006cm" xlink:href=".." xlink:type="simple" chart:class="chart:line" chart:style-name="ch1">
        <chart:title svg:x="12.33cm" svg:y="0.316cm" chart:style-name="ch2">
          <text:p>Parallelism vs duration</text:p>
        </chart:title>
        <chart:legend chart:legend-position="end" svg:x="26.737cm" svg:y="4.204cm" style:legend-expansion="high" chart:style-name="ch3"/>
        <chart:plot-area chart:style-name="ch4" table:cell-range-address="Sheet1.B1:Sheet1.C19" chart:data-source-has-labels="both" svg:x="1.598cm" svg:y="1.275cm" svg:width="24.552cm" svg:height="6.57cm">
          <chartooo:coordinate-region svg:x="2.59cm" svg:y="1.474cm" svg:width="23.043cm" svg:height="5.724cm"/>
          <chart:axis chart:dimension="x" chart:name="primary-x" chart:style-name="ch5" chartooo:axis-type="auto">
            <chartooo:date-scale/>
            <chart:title svg:x="13.01cm" svg:y="8.025cm" chart:style-name="ch6">
              <text:p>Parallelism</text:p>
            </chart:title>
            <chart:categories table:cell-range-address="Sheet1.B2:Sheet1.B19"/>
          </chart:axis>
          <chart:axis chart:dimension="y" chart:name="primary-y" chart:style-name="ch5">
            <chart:title svg:x="0.451cm" svg:y="5.596cm" chart:style-name="ch7">
              <text:p>Duration (ms)</text:p>
            </chart:title>
            <chart:grid chart:style-name="ch8" chart:class="major"/>
          </chart:axis>
          <chart:series chart:style-name="ch9" chart:values-cell-range-address="Sheet1.C2:Sheet1.C19" chart:label-cell-address="Sheet1.C1:Sheet1.C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19</svg:desc>
                </draw:g>
              </table:table-cell>
              <table:table-cell office:value-type="float" office:value="9993">
                <text:p>9993</text:p>
                <draw:g>
                  <svg:desc>Sheet1.C2:Sheet1.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7591">
                <text:p>7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